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fill="none" draw:textarea-horizontal-align="justify" draw:textarea-vertical-align="middle" draw:auto-grow-height="false"/>
    </style:style>
    <style:style style:name="gr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3" style:family="graphic" style:parent-style-name="objectwithoutfill">
      <style:graphic-properties draw:fill="none" draw:textarea-horizontal-align="center" draw:textarea-vertical-align="middle"/>
    </style:style>
    <style:style style:name="P1" style:family="paragraph">
      <style:paragraph-properties fo:text-align="center"/>
    </style:style>
    <style:style style:name="T1" style:family="text">
      <style:text-properties style:text-position="sub 58%" fo:font-size="18pt" style:font-size-asian="18pt" style:font-size-complex="18pt"/>
    </style:style>
    <style:style style:name="T2" style:family="text">
      <style:text-properties fo:font-family="Arial" style:font-style-name="Обычный" style:font-family-generic="swiss" style:font-pitch="variable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style:style style:name="T3" style:family="text">
      <style:text-properties fo:font-family="Arial" style:font-family-generic="roman" style:font-pitch="variable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style:style style:name="T4" style:family="text">
      <style:text-properties style:text-position="sub 58%" fo:font-family="Arial" style:font-family-generic="roman" style:font-pitch="variable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style:style style:name="T5" style:family="text">
      <style:text-properties fo:font-family="Arial" style:font-family-generic="roman" style:font-pitch="variable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style:style style:name="T6" style:family="text">
      <style:text-properties style:text-position="sub 58%" fo:font-family="Arial" style:font-family-generic="roman" style:font-pitch="variable" style:font-family-asian="Arial" style:font-style-name-asian="Обычный" style:font-family-generic-asian="swiss" style:font-pitch-asian="variable" style:font-family-complex="Arial" style:font-style-name-complex="Обычный" style:font-family-generic-complex="swiss" style:font-pitch-complex="variable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Обычный">
        <draw:custom-shape draw:style-name="gr1" draw:text-style-name="P1" draw:layer="layout" svg:width="0.148cm" svg:height="0.148cm" svg:x="3.5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018cm" svg:height="1.17cm" svg:x="2.573cm" svg:y="2.6cm">
          <draw:text-box>
            <text:p>x<text:span text:style-name="T1">1</text:span></text:p>
          </draw:text-box>
        </draw:frame>
        <draw:custom-shape draw:style-name="gr1" draw:text-style-name="P1" draw:layer="layout" svg:width="0.148cm" svg:height="0.148cm" svg:x="6.301cm" svg:y="3.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018cm" svg:height="1.17cm" svg:x="6.474cm" svg:y="2.8cm">
          <draw:text-box>
            <text:p>x<text:span text:style-name="T1">2</text:span></text:p>
          </draw:text-box>
        </draw:frame>
        <draw:custom-shape draw:style-name="gr1" draw:text-style-name="P1" draw:layer="layout" svg:width="0.148cm" svg:height="0.148cm" svg:x="4.409cm" svg:y="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018cm" svg:height="1.17cm" svg:x="4.082cm" svg:y="5.23cm">
          <draw:text-box>
            <text:p>x<text:span text:style-name="T1">3</text:span></text:p>
          </draw:text-box>
        </draw:frame>
        <draw:custom-shape draw:style-name="gr1" draw:text-style-name="P1" draw:layer="layout" svg:width="0.148cm" svg:height="0.148cm" svg:x="6.009cm" svg:y="5.1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" draw:layer="layout" svg:width="1.018cm" svg:height="1.17cm" svg:x="5.682cm" svg:y="5.23cm">
          <draw:text-box>
            <text:p>x<text:span text:style-name="T1">4</text:span></text:p>
          </draw:text-box>
        </draw:frame>
        <draw:path draw:style-name="gr3" draw:text-style-name="P1" draw:layer="layout" svg:width="3.257cm" svg:height="2.175cm" svg:x="3.307cm" svg:y="3.239cm" svg:viewBox="0 0 3258 2176" svg:d="m57 106c97-64 422-253 378 114-24 201-31 398 57 567 110 211 401 81 605 94 193 12 391 9 585 0 189-9 374 10 567-56 205-70 443-141 530-359 57-142 387-499 472-95 45 213-134 458-359 378-205-73-404 65-567 170-188 121-371 53-567 113-233 71-252 304-283 492-31 190 23 414-95 567-90 117-488 152-435-151 33-188 86-371 76-567-16-308-287-234-473-284-317-85-122-368-340-491l-94-189-114-189v-151z">
          <text:p/>
        </draw:path>
        <draw:path draw:style-name="gr3" draw:text-style-name="P1" draw:layer="layout" svg:width="0.755cm" svg:height="1.557cm" svg:x="6.123cm" svg:y="3.591cm" svg:viewBox="0 0 756 1558" svg:d="m0 1550c220 38 453-69 586-246 120-160 170-363 170-567 0-221-142-378-208-567l-189-170h-37">
          <text:p/>
        </draw:path>
        <draw:frame draw:style-name="gr2" draw:layer="layout" svg:width="2.593cm" svg:height="1.17cm" svg:x="6.793cm" svg:y="4.1cm">
          <draw:text-box>
            <text:p><text:span text:style-name="T2">C</text:span><text:span text:style-name="T3">(x</text:span><text:span text:style-name="T4">2</text:span><text:span text:style-name="T3">,x</text:span><text:span text:style-name="T4">4</text:span><text:span text:style-name="T3">)</text:span></text:p>
          </draw:text-box>
        </draw:frame>
        <draw:frame draw:style-name="gr2" draw:layer="layout" svg:width="3.287cm" svg:height="1.17cm" svg:x="1.194cm" svg:y="4.2cm">
          <draw:text-box>
            <text:p><text:span text:style-name="T2">C</text:span><text:span text:style-name="T3">(</text:span><text:span text:style-name="T5">x</text:span><text:span text:style-name="T6">1</text:span><text:span text:style-name="T5">,x</text:span><text:span text:style-name="T6">2</text:span><text:span text:style-name="T5">,</text:span><text:span text:style-name="T3">x</text:span><text:span text:style-name="T4">3</text:span><text:span text:style-name="T3">)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ru" fo:country="RU" style:font-family-asian="'Lucida Sans Unicode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Обычный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meta:creation-date>2009-06-26T11:06:08.03</meta:creation-date>
    <dc:date>2009-06-26T12:37:26.87</dc:date>
    <meta:editing-duration>PT01H31M25S</meta:editing-duration>
    <meta:editing-cycles>2</meta:editing-cycles>
    <meta:generator>OpenOffice.org/3.0$Win32 OpenOffice.org_project/300m15$Build-9379</meta:generator>
    <meta:print-date>2009-06-26T11:13:44.64</meta:print-date>
    <meta:document-statistic meta:object-count="12"/>
  </office:meta>
</office:document-meta>
</file>